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A85CC8C76B2B9020.png" manifest:media-type="image/png"/>
  <manifest:file-entry manifest:full-path="Pictures/10000201000004AA000001C7CDB3A720AED11F1E.png" manifest:media-type="image/png"/>
  <manifest:file-entry manifest:full-path="Pictures/10000201000004AA000001CEB354B7664220B8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912" officeooo:paragraph-rsid="00187912"/>
    </style:style>
    <style:style style:name="P2" style:family="paragraph" style:parent-style-name="Standard">
      <style:text-properties officeooo:rsid="0018c335" officeooo:paragraph-rsid="0018c3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4.3cm, 25.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17cm" svg:height="6.578cm" draw:z-index="0"><draw:image xlink:href="Pictures/10000201000004AA000001CEB354B7664220B817.png" xlink:type="simple" xlink:show="embed" xlink:actuate="onLoad" loext:mime-type="image/png"/></draw:frame>Figure 1. </text:p>
      <text:p text:style-name="P1"/>
      <text:p text:style-name="P1"><draw:frame draw:style-name="fr2" draw:name="Image2" text:anchor-type="char" svg:width="17cm" svg:height="6.477cm" draw:z-index="1"><draw:image xlink:href="Pictures/10000201000004AA000001C7CDB3A720AED11F1E.png" xlink:type="simple" xlink:show="embed" xlink:actuate="onLoad" loext:mime-type="image/png"/></draw:frame>Figure 2.</text:p>
      <text:p text:style-name="P1"/>
      <text:p text:style-name="P2"><draw:frame draw:style-name="fr1" draw:name="Image3" text:anchor-type="char" svg:x="0.095cm" svg:y="0cm" svg:width="15.815cm" svg:height="8.886cm" draw:z-index="2"><draw:image xlink:href="Pictures/100000000000078000000438A85CC8C76B2B9020.png" xlink:type="simple" xlink:show="embed" xlink:actuate="onLoad" loext:mime-type="image/png"/></draw:frame>Figure 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03:15:01.577968925</meta:creation-date>
    <dc:date>2022-05-16T04:09:57.284935432</dc:date>
    <meta:editing-duration>PT44M45S</meta:editing-duration>
    <meta:editing-cycles>1</meta:editing-cycles>
    <meta:generator>LibreOffice/6.4.7.2$Linux_X86_64 LibreOffice_project/40$Build-2</meta:generator>
    <meta:document-statistic meta:table-count="0" meta:image-count="3" meta:object-count="0" meta:page-count="1" meta:paragraph-count="3" meta:word-count="6" meta:character-count="27" meta:non-whitespace-character-count="23"/>
  </office:meta>
</office:document-meta>
</file>